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22">
            <text:p>22.11.11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18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11-22T18:09:53.42</dc:date>
    <meta:print-date>1969-12-31T16:00:00Z</meta:print-date>
    <meta:editing-cycles>36</meta:editing-cycles>
    <meta:editing-duration>PT00H09M02S</meta:editing-duration>
    <meta:document-statistic meta:table-count="3" meta:cell-count="96" meta:object-count="0"/>
  </office:meta>
</office:document-meta>
</file>